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0pt" officeooo:rsid="0015a21e" officeooo:paragraph-rsid="0015a21e" style:font-size-asian="10pt" style:font-size-complex="10pt"/>
    </style:style>
    <style:style style:name="P2" style:family="paragraph" style:parent-style-name="Standard">
      <style:paragraph-properties fo:line-height="200%"/>
      <style:text-properties officeooo:paragraph-rsid="001cf44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5a21e" style:font-size-asian="10pt" style:font-size-complex="10pt"/>
    </style:style>
    <style:style style:name="T3" style:family="text">
      <style:text-properties fo:font-size="10pt" officeooo:rsid="001a06dd" style:font-size-asian="10pt" style:font-size-complex="10pt"/>
    </style:style>
    <style:style style:name="T4" style:family="text">
      <style:text-properties fo:font-size="10pt" fo:language="uk" fo:country="UA" style:font-size-asian="10pt" style:font-size-complex="10pt"/>
    </style:style>
    <style:style style:name="T5" style:family="text">
      <style:text-properties fo:font-size="10pt" fo:language="uk" fo:country="UA" officeooo:rsid="001a06dd" style:font-size-asian="10pt" style:font-size-complex="10pt"/>
    </style:style>
    <style:style style:name="T6" style:family="text">
      <style:text-properties fo:font-size="10pt" fo:language="uk" fo:country="UA" officeooo:rsid="001cf447" style:font-size-asian="10pt" style:font-size-complex="10pt"/>
    </style:style>
    <style:style style:name="T7" style:family="text">
      <style:text-properties fo:font-size="10pt" fo:language="uk" fo:country="UA" officeooo:rsid="001e7bcd" style:font-size-asian="10pt" style:font-size-complex="10pt"/>
    </style:style>
    <style:style style:name="T8" style:family="text">
      <style:text-properties fo:font-size="10pt" fo:language="uk" fo:country="UA" officeooo:rsid="00208910" style:font-size-asian="10pt" style:font-size-complex="10pt"/>
    </style:style>
    <style:style style:name="T9" style:family="text">
      <style:text-properties fo:font-size="10pt" fo:language="uk" fo:country="UA" officeooo:rsid="0021707e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не API: Slack API</text:p>
      <text:p text:style-name="P1"/>
      <text:p text:style-name="P2"><text:span text:style-name="T2"><text:tab/>Slack API складається з Web API, </text:span><text:span text:style-name="T1">Real Time Messaging AP</text:span><text:span text:style-name="T2">I, Events API, SCIM API. Це АРІ призначене для створення Slack App(додатків слеку), які можуть використовуватись за замовчуванням тільки Вашою командою, або будь-якими командами. Slack API дає змогу взаємодіяти із Slack більш складно ніж за допомогою внутрішніх інтеграцій. </text:span></text:p>
      <text:p text:style-name="P2"><text:span text:style-name="T2"><text:tab/>Web API складається з </text:span><text:span text:style-name="T1">HTTP RPC-style методів. Всі методи мають бути викликані за допомогою HTTPS. Аргументи можуть бути передані як GET та POST запити або як мікс. Відповідь містить </text:span><text:span text:style-name="T3">об'єкт </text:span><text:span text:style-name="T1">JSON, </text:span><text:bookmark text:name="result_box"/><text:span text:style-name="T4">який завжди буде містити булев</text:span><text:span text:style-name="T5">у</text:span><text:span text:style-name="T4"> властивість, що вказує на успіх чи невдачу. Для результатів відмов, властивість помилки буде містити короткий код помилки. У разі проблемних викликів, які все ще можуть бути завершені успішно, властивість попередження буде містити короткий код попередження (або розділений комами список з них, в разі кількох попереджень). </text:span><text:span text:style-name="T6">За допомогою Web API можна працювати з каналами Slack: створювати, заархівовувати/розархівовувати, перейменовувати, приєднуватись/покидати/</text:span><text:span text:style-name="T7">вилучати користувачів</text:span><text:span text:style-name="T6">, запрошувати, <text:s/>отримувати </text:span><text:span text:style-name="T7">інформацію про канал(id, назва, </text:span><text:span text:style-name="T8">ким створений, коли створений, </text:span><text:span text:style-name="T7">список користувачів</text:span><text:span text:style-name="T8">...</text:span><text:span text:style-name="T7"> )</text:span><text:span text:style-name="T6">, історію повідомлень, список каналів,</text:span><text:span text:style-name="T7"> встанов</text:span><text:span text:style-name="T8">лювати тему та призначення каналу; з повідомленнями: постити, видаляти, оновлювати; з файлами: завантажувати, видаляти,отримувати інформацію про файл </text:span><text:span text:style-name="T9">та</text:span><text:span text:style-name="T8"> список файлів, </text:span><text:span text:style-name="T9">додавати, редагувати та видаляти коментарі, надавати доступ до файлів та можливість їх поширювати. Групами(groups) в Slack є приватні канали. З ними можна робити все те саме, що і з відкритими. Доступ до нього має тільки той користувач якого запросили, а до публічних каналів — будь-хто. В Slack можна працювати із реакціями(reactions) та нагадуваннями(reminders): додавати, видаляти, отримувати інформацію та їх списо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8:37:25.980332597</meta:creation-date>
    <dc:date>2017-04-04T21:10:55.445093441</dc:date>
    <meta:editing-duration>PT8M7S</meta:editing-duration>
    <meta:editing-cycles>1</meta:editing-cycles>
    <meta:document-statistic meta:table-count="0" meta:image-count="0" meta:object-count="0" meta:page-count="1" meta:paragraph-count="3" meta:word-count="242" meta:character-count="1810" meta:non-whitespace-character-count="1566"/>
    <meta:generator>LibreOffice/5.1.6.2$Linux_X86_64 LibreOffice_project/10m0$Build-2</meta:generator>
  </office:meta>
</office:document-meta>
</file>